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25000000223E7092735DF360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Source Serif Pro', serif"/>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color="#000000" loext:opacity="100%" style:font-name="Times New Roman" fo:font-size="15pt" fo:font-weight="normal" officeooo:rsid="001a350c" officeooo:paragraph-rsid="00199e51" fo:background-color="transparent" style:font-size-asian="15pt" style:font-weight-asian="normal" style:font-name-complex="Times New Roman"/>
    </style:style>
    <style:style style:name="P2" style:family="paragraph" style:parent-style-name="Standard">
      <style:paragraph-properties fo:text-align="center" style:justify-single-word="false" style:writing-mode="lr-tb"/>
      <style:text-properties fo:color="#000000" loext:opacity="100%" style:font-name="Times New Roman" fo:font-size="15pt" fo:font-weight="normal" officeooo:rsid="00199e51" officeooo:paragraph-rsid="00199e51" fo:background-color="transparent" style:font-size-asian="15pt" style:font-weight-asian="normal" style:font-name-complex="Times New Roman"/>
    </style:style>
    <style:style style:name="P3" style:family="paragraph" style:parent-style-name="Quotations">
      <loext:graphic-properties draw:fill="solid" draw:fill-color="#ffffff" draw:opacity="100%"/>
      <style:paragraph-properties fo:margin-left="0cm" fo:margin-right="0cm" fo:margin-top="0cm" fo:margin-bottom="0cm" style:contextual-spacing="false" fo:line-height="360%" fo:text-align="center" style:justify-single-word="false" fo:orphans="2" fo:widows="2" fo:text-indent="0cm" style:auto-text-indent="false" fo:background-color="#ffffff" fo:padding="0cm" fo:border="none"/>
      <style:text-properties style:font-name="Georgia" fo:letter-spacing="normal" fo:font-style="italic" fo:font-weight="normal" officeooo:paragraph-rsid="00199e51"/>
    </style:style>
    <style:style style:name="P4" style:family="paragraph" style:parent-style-name="Quotations">
      <loext:graphic-properties draw:fill="solid" draw:fill-color="#ffffff" draw:opacity="100%"/>
      <style:paragraph-properties fo:margin-left="0cm" fo:margin-right="0cm" fo:margin-top="0cm" fo:margin-bottom="0cm" style:contextual-spacing="false" fo:line-height="360%" fo:text-align="center" style:justify-single-word="false" fo:orphans="2" fo:widows="2" fo:text-indent="0cm" style:auto-text-indent="false" fo:background-color="#ffffff" fo:padding="0cm" fo:border="none"/>
      <style:text-properties officeooo:paragraph-rsid="00199e51"/>
    </style:style>
    <style:style style:name="P5" style:family="paragraph" style:parent-style-name="Text_20_body">
      <loext:graphic-properties draw:fill="solid" draw:fill-color="#ffffff" draw:opacity="100%"/>
      <style:paragraph-properties fo:margin-left="0cm" fo:margin-right="0cm" fo:margin-top="0cm" fo:margin-bottom="0cm" style:contextual-spacing="false" fo:line-height="320%" fo:orphans="2" fo:widows="2" fo:text-indent="0cm" style:auto-text-indent="false" fo:background-color="#ffffff" fo:padding="0cm" fo:border="none"/>
      <style:text-properties officeooo:paragraph-rsid="00199e51"/>
    </style:style>
    <style:style style:name="P6" style:family="paragraph" style:parent-style-name="Standard">
      <style:paragraph-properties fo:text-align="start" style:justify-single-word="false" style:writing-mode="lr-tb"/>
      <style:text-properties officeooo:rsid="001eeb2e" officeooo:paragraph-rsid="0019adf7"/>
    </style:style>
    <style:style style:name="P7" style:family="paragraph" style:parent-style-name="Heading_20_2">
      <style:paragraph-properties fo:text-align="start" style:justify-single-word="false" style:writing-mode="lr-tb"/>
      <style:text-properties fo:font-variant="normal" fo:text-transform="none" fo:color="#000000" loext:opacity="100%" style:font-name="apple-system" fo:font-size="15pt" fo:letter-spacing="normal" fo:font-style="normal" fo:font-weight="normal" officeooo:paragraph-rsid="00199e51" fo:background-color="transparent" style:font-size-asian="15pt" style:font-weight-asian="normal" style:font-name-complex="Times New Roman"/>
    </style:style>
    <style:style style:name="P8" style:family="paragraph" style:parent-style-name="Heading_20_2">
      <loext:graphic-properties draw:fill="solid" draw:fill-color="#ffffff" draw:opacity="100%"/>
      <style:paragraph-properties fo:margin-left="0cm" fo:margin-right="0cm" fo:margin-top="0cm" fo:margin-bottom="0cm" style:contextual-spacing="false" fo:line-height="133%" fo:orphans="2" fo:widows="2" fo:text-indent="0cm" style:auto-text-indent="false" fo:background-color="#ffffff" fo:padding="0cm" fo:border="none"/>
      <style:text-properties officeooo:paragraph-rsid="00199e51"/>
    </style:style>
    <style:style style:name="P9" style:family="paragraph" style:parent-style-name="Heading_20_2">
      <loext:graphic-properties draw:fill="solid" draw:fill-color="#ffffff" draw:opacity="100%"/>
      <style:paragraph-properties fo:margin-left="0cm" fo:margin-right="0cm" fo:margin-top="0cm" fo:margin-bottom="0cm" style:contextual-spacing="false" fo:line-height="133%" fo:orphans="2" fo:widows="2" fo:text-indent="0cm" style:auto-text-indent="false" fo:background-color="#ffffff" fo:padding="0cm" fo:border="none"/>
      <style:text-properties fo:font-variant="normal" fo:text-transform="none" style:font-name="apple-system" fo:letter-spacing="normal" fo:font-style="normal" fo:font-weight="normal" officeooo:paragraph-rsid="00199e51"/>
    </style:style>
    <style:style style:name="T1" style:family="text">
      <style:text-properties fo:font-variant="normal" fo:text-transform="none" fo:color="#000000" loext:opacity="100%" style:font-name="Times New Roman" fo:font-size="15pt" fo:letter-spacing="normal" fo:language="pt" fo:country="BR" fo:font-style="normal" fo:font-weight="bold" officeooo:rsid="001dbdeb" style:letter-kerning="true" fo:background-color="transparent" loext:char-shading-value="0" style:font-name-asian="NSimSun1" style:font-size-asian="15pt" style:language-asian="zh" style:country-asian="CN" style:font-weight-asian="bold" style:font-name-complex="Times New Roman" style:font-size-complex="12pt" style:language-complex="hi" style:country-complex="IN" style:font-weight-complex="bold"/>
    </style:style>
    <style:style style:name="T2" style:family="text">
      <style:text-properties fo:font-variant="normal" fo:text-transform="none" fo:color="#000000" loext:opacity="100%" style:font-name="Times New Roman" fo:font-size="15pt" fo:letter-spacing="normal" fo:language="pt" fo:country="BR" fo:font-style="normal" fo:font-weight="bold" officeooo:rsid="001eeb2e" style:letter-kerning="true" fo:background-color="transparent" loext:char-shading-value="0" style:font-name-asian="NSimSun1" style:font-size-asian="15pt" style:language-asian="zh" style:country-asian="CN" style:font-weight-asian="bold" style:font-name-complex="Times New Roman" style:font-size-complex="12pt" style:language-complex="hi" style:country-complex="IN"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las atalho VisualCode</text:p>
      <text:p text:style-name="P1"><draw:frame draw:style-name="fr1" draw:name="Figura1" text:anchor-type="char" svg:x="14.415cm" svg:y="0.503cm" svg:width="0.979cm" svg:height="0.9cm" draw:z-index="0"><draw:image xlink:href="Pictures/1000000000000025000000223E7092735DF36093.png" xlink:type="simple" xlink:show="embed" xlink:actuate="onLoad" draw:mime-type="image/png"/></draw:frame></text:p>
      <text:p text:style-name="P2">Para pular para a linha de baixo<text:tab/> <text:s text:c="30"/>Clicar </text:p>
      <text:p text:style-name="P2"/>
      <text:p text:style-name="P6"><text:span text:style-name="T1">O</text:span><text:span text:style-name="T2">bs.: Para envelopar um texto usar as teclas de atalho CRTL+SHIFT+P</text:span></text:p>
      <text:h text:style-name="P7" text:outline-level="2"/>
      <text:h text:style-name="P7" text:outline-level="2">Geral</text:h>
      <text:p text:style-name="P3">Ctrl + Shift + P, paleta de comando F1 Show</text:p>
      <text:p text:style-name="P3">Ctrl + P Quick Open, vá para o arquivo ...</text:p>
      <text:p text:style-name="P3">Ctrl + Shift + N Nova janela / instância</text:p>
      <text:p text:style-name="P3">Ctrl + Shift + W Fechar janela / instância</text:p>
      <text:p text:style-name="P3">Ctrl +, configurações do usuário</text:p>
      <text:p text:style-name="P3">Ctrl + K Ctrl + S Atalhos de teclado</text:p>
      <text:p text:style-name="P4"/>
      <text:h text:style-name="P8" text:outline-level="2"/>
      <text:h text:style-name="P9" text:outline-level="2">Edição básica</text:h>
      <text:p text:style-name="P3">Ctrl + X Linha de corte (seleção vazia)</text:p>
      <text:p text:style-name="P3">Ctrl + C Copiar linha (seleção vazia)</text:p>
      <text:p text:style-name="P3">Alt + ↑ / ↓ Mover linha para cima / baixo</text:p>
      <text:p text:style-name="P3">Shift + Alt + ↓ / ↑ Copiar linha para cima / baixo</text:p>
      <text:p text:style-name="P3"><text:soft-page-break/>Ctrl + Shift + K Excluir linha</text:p>
      <text:p text:style-name="P3">Ctrl + Enter Inserir linha abaixo</text:p>
      <text:p text:style-name="P3">Ctrl + Shift + Enter Inserir linha acima</text:p>
      <text:p text:style-name="P3">Ctrl + Shift + \ Ir para o suporte correspondente</text:p>
      <text:p text:style-name="P3">Ctrl +] / [linha Indent / outdent</text:p>
      <text:p text:style-name="P3">Home / End Ir para o começo / fim da linha</text:p>
      <text:p text:style-name="P3">Ctrl + Home Ir para o início do arquivo</text:p>
      <text:p text:style-name="P3">Ctrl + End Ir para o final do arquivo</text:p>
      <text:p text:style-name="P3">Ctrl + ↑ / ↓ Linha de rolagem para cima / baixo</text:p>
      <text:p text:style-name="P3">Alt + PgUp / PgDn Rola a página para cima / baixo</text:p>
      <text:p text:style-name="P3">Ctrl + Shift + [Dobre (colapse) a região</text:p>
      <text:p text:style-name="P3">Ctrl + Shift +] Desdobrar (uncollapse) região</text:p>
      <text:p text:style-name="P3">Ctrl + K Ctrl + [Dobre (reduza) todas as sub-regiões</text:p>
      <text:p text:style-name="P3">Ctrl + K Ctrl +] Desdobra (uncollapse) todas as sub-regiões</text:p>
      <text:p text:style-name="P3">Ctrl + K Ctrl + 0 Dobre (reduza) todas as regiões</text:p>
      <text:p text:style-name="P3"><text:soft-page-break/>Ctrl + K Ctrl + J Desdobra (uncollapse) todas as regiões</text:p>
      <text:p text:style-name="P3">Ctrl + K Ctrl + C Adicionar comentário de linha</text:p>
      <text:p text:style-name="P3">Ctrl + K Ctrl + U Remover comentário de linha</text:p>
      <text:p text:style-name="P3">Ctrl + / Alternar comentário de linha</text:p>
      <text:p text:style-name="P3">Shift + Alt + A Alternar comentário do bloco</text:p>
      <text:p text:style-name="P3">Alt + Z Toggle quebra automática de palavras</text:p>
      <text:h text:style-name="P8" text:outline-level="2"/>
      <text:h text:style-name="P9" text:outline-level="2">Navegação</text:h>
      <text:p text:style-name="P3">Ctrl + T Mostrar todos os símbolos</text:p>
      <text:p text:style-name="P3">Ctrl + G Ir para linha ...</text:p>
      <text:p text:style-name="P3">Ctrl + P Ir para arquivo ...</text:p>
      <text:p text:style-name="P3">Ctrl + Shift + O Ir para o símbolo ...</text:p>
      <text:p text:style-name="P3">Ctrl + Shift + M Mostrar painel de problemas</text:p>
      <text:p text:style-name="P3">F8 Ir para o próximo erro ou aviso</text:p>
      <text:p text:style-name="P3">Shift + F8 Ir para erro ou aviso anterior</text:p>
      <text:p text:style-name="P3">Ctrl + Shift + Tab Navegar pelo histórico do grupo de editor</text:p>
      <text:p text:style-name="P3"><text:soft-page-break/>Alt + ← / → Retroceder / avançar</text:p>
      <text:p text:style-name="P3">Ctrl + M Toggle Tab move o foco</text:p>
      <text:p text:style-name="P5"/>
      <text:h text:style-name="P9" text:outline-level="2">Pesquise e substitua</text:h>
      <text:p text:style-name="P3">Ctrl + F Encontrar</text:p>
      <text:p text:style-name="P3">Ctrl + H Substituir</text:p>
      <text:p text:style-name="P3">F3 / Shift + F3 Encontrar próximo / anterior</text:p>
      <text:p text:style-name="P3">Alt + Enter Seleciona todas as ocorrências de Encontrar correspondência</text:p>
      <text:p text:style-name="P3">Ctrl + D Adicionar seleção ao próximo Encontrar jogo</text:p>
      <text:p text:style-name="P3">Ctrl + K Ctrl + D Move a última seleção para a próxima Find match</text:p>
      <text:p text:style-name="P3">Alt + C / R / W Alternar maiúsculas / minúsculas / regex / palavra inteira</text:p>
      <text:p text:style-name="P5"/>
      <text:h text:style-name="P9" text:outline-level="2">Multi-cursor e seleção</text:h>
      <text:p text:style-name="P3">Alt + Clique no cursor Inserir</text:p>
      <text:p text:style-name="P3">Ctrl + Alt + ↑ / ↓ Inserir cursor acima / abaixo</text:p>
      <text:p text:style-name="P3">Ctrl + U Desfazer a última operação do cursor</text:p>
      <text:p text:style-name="P3"><text:soft-page-break/>Shift + Alt + I Insere o cursor no final de cada linha selecionada</text:p>
      <text:p text:style-name="P3">Ctrl + I Seleciona a linha atual</text:p>
      <text:p text:style-name="P3">Ctrl + Shift + L Seleciona todas as ocorrências da seleção atual</text:p>
      <text:p text:style-name="P3">Ctrl + F2 Seleciona todas as ocorrências da palavra atual</text:p>
      <text:p text:style-name="P3">Shift + Alt + → Expandir seleção</text:p>
      <text:p text:style-name="P3">Shift + Alt + ← Seleção de encolhimento</text:p>
      <text:p text:style-name="P3">Shift + Alt +</text:p>
      <text:p text:style-name="P3">(arraste o mouse)</text:p>
      <text:p text:style-name="P3">Seleção de coluna (caixa)</text:p>
      <text:p text:style-name="P3">Ctrl + Shift + Alt</text:p>
      <text:p text:style-name="P3">+ (tecla de seta)</text:p>
      <text:p text:style-name="P3">Seleção de coluna (caixa)</text:p>
      <text:p text:style-name="P3">Ctrl + Shift + Alt</text:p>
      <text:p text:style-name="P3">+ PgUp / PgDn</text:p>
      <text:p text:style-name="P3">Ctrl + Sugestão de acionamento de espaço</text:p>
      <text:p text:style-name="P3"><text:soft-page-break/>Ctrl + Shift + Espaço Dicas do parâmetro do acionador</text:p>
      <text:p text:style-name="P3">Shift + Alt + F Formatar documento</text:p>
      <text:p text:style-name="P3">Ctrl + K Ctrl + F Seleção de formato</text:p>
      <text:p text:style-name="P3">F12 Ir para definição</text:p>
      <text:p text:style-name="P3">Alt + F12 Peek Definition</text:p>
      <text:p text:style-name="P3">Ctrl + K F12 Abrir Definição para o lado</text:p>
      <text:p text:style-name="P3">Ctrl + Conserto rápido</text:p>
      <text:p text:style-name="P3">Shift + F12 Mostrar referências</text:p>
      <text:p text:style-name="P3">F2 Renomear Símbolo</text:p>
      <text:p text:style-name="P3">Ctrl + K Ctrl + X Cortar espaços em branco à direita</text:p>
      <text:p text:style-name="P3">Ctrl + K M Alterar idioma do arquivo</text:p>
      <text:h text:style-name="P8" text:outline-level="2"/>
      <text:h text:style-name="P9" text:outline-level="2">Gerenciamento de editor</text:h>
      <text:p text:style-name="P3">Ctrl + F4, Ctrl + W Fechar editor</text:p>
      <text:p text:style-name="P3">Ctrl + K F Fechar pasta</text:p>
      <text:p text:style-name="P3">Ctrl + \ Split editor</text:p>
      <text:p text:style-name="P3"><text:soft-page-break/>Ctrl + 1/2/3 Concentre-se em 1</text:p>
      <text:p text:style-name="P3">2º, 3º ou 3º grupo de editores</text:p>
      <text:p text:style-name="P3">Ctrl + K Ctrl + ← / → Concentra-se no grupo de editores anterior / seguinte</text:p>
      <text:p text:style-name="P3">Ctrl + Shift + PgUp / PgDn Mover editor para a esquerda / direita</text:p>
      <text:p text:style-name="P3">Ctrl + K ← / → Mover o grupo do editor ativo</text:p>
      <text:p text:style-name="P5"/>
      <text:h text:style-name="P9" text:outline-level="2">Gerenciamento de arquivos</text:h>
      <text:p text:style-name="P3">Ctrl + N Novo Arquivo</text:p>
      <text:p text:style-name="P3">Ctrl + O Abrir arquivo ...</text:p>
      <text:p text:style-name="P3">Ctrl + S Salvar</text:p>
      <text:p text:style-name="P3">Ctrl + Shift + S Salvar como ...</text:p>
      <text:p text:style-name="P3">Ctrl + K S Salvar tudo</text:p>
      <text:p text:style-name="P3">Ctrl + F4 Close</text:p>
      <text:p text:style-name="P3">Ctrl + K Ctrl + W Fechar tudo</text:p>
      <text:p text:style-name="P3">Ctrl + Shift + T reabrir editor fechado</text:p>
      <text:p text:style-name="P3">Ctrl + K Enter Manter o editor do modo de visualização aberto</text:p>
      <text:p text:style-name="P3"><text:soft-page-break/>Ctrl + Tab Aberto ao lado</text:p>
      <text:p text:style-name="P3">Ctrl + Shift + Tab Abrir anterior</text:p>
      <text:p text:style-name="P3">Ctrl + K P Caminho de cópia do arquivo ativo</text:p>
      <text:p text:style-name="P3">Ctrl + K R Revela o arquivo ativo no Explorer</text:p>
      <text:p text:style-name="P3">Ctrl + K O Mostra o arquivo ativo em uma nova janela / instância</text:p>
      <text:h text:style-name="P8" text:outline-level="2"/>
      <text:h text:style-name="P9" text:outline-level="2">Exibição</text:h>
      <text:p text:style-name="P3">F11 Alternar tela cheia</text:p>
      <text:p text:style-name="P3">Shift + Alt + 0 Alternar o layout do editor (horizontal / vertical)</text:p>
      <text:p text:style-name="P3">Ctrl + = / - Zoom in / out</text:p>
      <text:p text:style-name="P3">Ctrl + B Alterna a visibilidade da barra lateral</text:p>
      <text:p text:style-name="P3">Ctrl + Shift + E Mostrar o Explorer / Alternar o foco</text:p>
      <text:p text:style-name="P3">Ctrl + Shift + F Mostrar pesquisa</text:p>
      <text:p text:style-name="P3">Ctrl + Shift + G Mostrar controle de código-fonte</text:p>
      <text:p text:style-name="P3">Ctrl + Shift + D Mostrar depuração</text:p>
      <text:p text:style-name="P3">Ctrl + Shift + X Mostrar extensões</text:p>
      <text:p text:style-name="P3"><text:soft-page-break/>Ctrl + Shift + H Substituir nos arquivos</text:p>
      <text:p text:style-name="P3">Ctrl + Shift + J Toggle Detalhes da pesquisa</text:p>
      <text:p text:style-name="P3">Ctrl + Shift + U Mostrar painel de saída</text:p>
      <text:p text:style-name="P3">Ctrl + Shift + V Abra a pré-visualização do Markdown</text:p>
      <text:p text:style-name="P3">Ctrl + K V Abre a pré-visualização do Markdown para o lado</text:p>
      <text:p text:style-name="P3">Ctrl + KZ Modo Zen (Esc Esc para sair)</text:p>
      <text:h text:style-name="P8" text:outline-level="2"/>
      <text:h text:style-name="P9" text:outline-level="2">Depurar</text:h>
      <text:p text:style-name="P3">F9 Alternar ponto de interrupção</text:p>
      <text:p text:style-name="P3">F5 Iniciar / Continuar</text:p>
      <text:p text:style-name="P3">Shift + F5 Stop</text:p>
      <text:p text:style-name="P3">F11 / Shift + F11 Passo para dentro / fora</text:p>
      <text:p text:style-name="P3">F10 Passar por cima</text:p>
      <text:p text:style-name="P3">Ctrl + K Ctrl + I Mostrar o cursor</text:p>
      <text:p text:style-name="P5"/>
      <text:h text:style-name="P9" text:outline-level="2"><text:soft-page-break/>Terminal integrado</text:h>
      <text:p text:style-name="P3">Ctrl + `Mostrar terminal integrado</text:p>
      <text:p text:style-name="P3">Ctrl + Shift + `Criar novo terminal</text:p>
      <text:p text:style-name="P3">Ctrl + C Copiar seleção</text:p>
      <text:p text:style-name="P3">Ctrl + V Cole no terminal ativo</text:p>
      <text:p text:style-name="P3">Ctrl + ↑ / ↓ Rola para cima / baixo</text:p>
      <text:p text:style-name="P3">Shift + PgUp / PgDn Rola a página para cima / baixo</text:p>
      <text:p text:style-name="P3">Ctrl + Home / End Rola para cima / baix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Source Serif Pro', serif"/>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4T09:07:30.565000000</meta:creation-date>
    <dc:date>2022-09-04T10:12:38.879000000</dc:date>
    <meta:editing-duration>PT3M30S</meta:editing-duration>
    <meta:editing-cycles>2</meta:editing-cycles>
    <meta:generator>LibreOffice/7.0.1.2$Windows_X86_64 LibreOffice_project/7cbcfc562f6eb6708b5ff7d7397325de9e764452</meta:generator>
    <meta:document-statistic meta:table-count="0" meta:image-count="1" meta:object-count="0" meta:page-count="10" meta:paragraph-count="140" meta:word-count="1086" meta:character-count="5154" meta:non-whitespace-character-count="4176"/>
  </office:meta>
</office:document-meta>
</file>